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9778in" fo:margin-left="0.2125in" table:align="left"/>
    </style:style>
    <style:style style:name="Table1.A" style:family="table-column">
      <style:table-column-properties style:column-width="0.3722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2" style:family="table">
      <style:table-properties style:width="2.9778in" fo:margin-left="0.2125in" table:align="left"/>
    </style:style>
    <style:style style:name="Table2.A" style:family="table-column">
      <style:table-column-properties style:column-width="0.3722in"/>
    </style:style>
    <style:style style:name="Table2.A1" style:family="table-cell">
      <style:table-cell-properties fo:padding="0.0382in" fo:border-left="0.05pt solid #000000" fo:border-right="none" fo:border-top="0.05pt solid #000000" fo:border-bottom="none"/>
    </style:style>
    <style:style style:name="Table2.H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color="#0066ff" fo:font-size="16pt" style:font-size-asian="16pt" style:font-size-complex="16pt"/>
    </style:style>
    <style:style style:name="P2" style:family="paragraph" style:parent-style-name="Table_20_Contents">
      <style:text-properties fo:font-size="16pt" style:font-size-asian="16pt" style:font-size-complex="16pt"/>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break-before="page"/>
      <style:text-properties fo:font-weight="normal" style:font-weight-asian="normal" style:font-weight-complex="normal"/>
    </style:style>
    <style:style style:name="P5" style:family="paragraph" style:parent-style-name="Heading">
      <style:text-properties fo:font-weight="normal" style:font-weight-asian="normal" style:font-weight-complex="normal"/>
    </style:style>
    <style:style style:name="P6" style:family="paragraph">
      <loext:graphic-properties draw:fill="none" draw:fill-color="#ffffff"/>
      <style:text-properties fo:font-size="12pt" fo:font-weight="normal" style:font-weight-asian="normal" style:font-weight-complex="normal"/>
    </style:style>
    <style:style style:name="P7"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style:font-size-asian="10.5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222222" style:text-position="0% 100%" style:font-name="Liberation Serif"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color="#3399ff" style:text-position="0% 100%" style:font-name="Liberation Serif" fo:font-size="12pt" fo:letter-spacing="normal" fo:font-style="normal"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3399ff" fo:font-weight="bold" style:font-weight-asian="bold" style:font-weight-complex="bold"/>
    </style:style>
    <style:style style:name="T12" style:family="text">
      <style:text-properties fo:color="#3399ff" fo:font-weight="normal"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fo:font-size="12pt" fo:font-weight="normal" style:font-weight-asian="normal" style:font-weight-complex="normal"/>
    </style:style>
    <style:style style:name="T15" style:family="text">
      <style:text-properties style:text-position="25% 58%" fo:font-size="12pt" fo:font-weight="normal" style:font-weight-asian="normal" style:font-weight-complex="normal"/>
    </style:style>
    <style:style style:name="T16" style:family="text">
      <style:text-properties fo:font-size="12pt"/>
    </style:style>
    <style:style style:name="T17" style:family="text">
      <style:text-properties style:text-position="25% 58%" fo:font-size="12pt"/>
    </style:style>
    <style:style style:name="gr1" style:family="graphic">
      <style:graphic-properties draw:stroke="none" svg:stroke-color="#000000" draw:fill="none" draw:fill-color="#ffffff" fo:min-height="0.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mory and Types</text:p>
      <text:p text:style-name="P3"/>
      <text:p text:style-name="Text_20_body"><text:span text:style-name="T1">If you’re new to programming, then the concept of variable types is likely new to you as well. In this lecture, we’ll look at how the Arduino allocates memory for each variable type, and how it interprets the value it saves based on the variable type. In this lecture you’ll learn how computers really do use ones and zeros to represent almost </text:span><text:span text:style-name="T5">anything</text:span><text:span text:style-name="T6">. </text:span></text:p>
      <text:p text:style-name="Heading">Bits and Bytes</text:p>
      <text:p text:style-name="Text_20_body"><text:span text:style-name="T1"><text:line-break/>Lets start at the most basic level: bit logic. A bit can be either 0 or 1; there are no other possible values. This is what is known as a binary system. A bit by itself can only be used to express two possible numbers, but when we combine them together into groups, we can express far more numbers. <text:s/>For example, with two bits we have the combinations of 00, 01, 10, and 11, which is twice as many as before. <text:s/>If we add a third bit to the front, then we have all four of the previous combinations with a 0 or 1 added to the beginning, again twice as many, so 8 combinations (000, 001, 010, 011, 100, 101, 110, 111). <text:s/>Do you see a pattern developing? <text:s/>Every time we add a bit, we double the number of combinations, thus the quantity of numbers we can express with a group of bits is equal to 2</text:span><text:span text:style-name="T3">n </text:span><text:span text:style-name="T13">where n is the number of bits. For instance, an 8 bit number can express 2</text:span><text:span text:style-name="T3">8 </text:span><text:span text:style-name="T13">or 256 possible numbers. </text:span><text:span text:style-name="T1"><text:line-break/><text:line-break/>The most common grouping of bits is to put 8 of them together. We refer to this grouping as a byte. Now, instead of only being able to express 2 possible numbers, we can express 256 possible numbers. We do this by giving each position in the byte a different multiplier based on a power of 2.</text:span></text:p>
      <table:table table:name="Table1" table:style-name="Table1">
        <table:table-column table:style-name="Table1.A" table:number-columns-repeated="8"/>
        <table:table-row>
          <table:table-cell table:style-name="Table1.A1" office:value-type="string">
            <text:p text:style-name="P1">2<text:span text:style-name="T2">0</text:span></text:p>
          </table:table-cell>
          <table:table-cell table:style-name="Table1.A1" office:value-type="string">
            <text:p text:style-name="P1">2<text:span text:style-name="T2">1</text:span></text:p>
          </table:table-cell>
          <table:table-cell table:style-name="Table1.A1" office:value-type="string">
            <text:p text:style-name="P1">2<text:span text:style-name="T2">2</text:span></text:p>
          </table:table-cell>
          <table:table-cell table:style-name="Table1.A1" office:value-type="string">
            <text:p text:style-name="P1">2<text:span text:style-name="T2">3</text:span></text:p>
          </table:table-cell>
          <table:table-cell table:style-name="Table1.A1" office:value-type="string">
            <text:p text:style-name="P1">2<text:span text:style-name="T2">4</text:span></text:p>
          </table:table-cell>
          <table:table-cell table:style-name="Table1.A1" office:value-type="string">
            <text:p text:style-name="P1">2<text:span text:style-name="T2">5</text:span></text:p>
          </table:table-cell>
          <table:table-cell table:style-name="Table1.A1" office:value-type="string">
            <text:p text:style-name="P1">2<text:span text:style-name="T2">6</text:span></text:p>
          </table:table-cell>
          <table:table-cell table:style-name="Table1.H1" office:value-type="string">
            <text:p text:style-name="P1">2<text:span text:style-name="T2">7</text:span></text:p>
          </table:table-cell>
        </table:table-row>
      </table:table>
      <text:p text:style-name="P3"/>
      <text:p text:style-name="P3">We then add all these bits together to get some value for the byte. For instance, lets say we wanted to use a byte to save the number 83. We could express that as the following byte: </text:p>
      <table:table table:name="Table2" table:style-name="Table2">
        <table:table-column table:style-name="Table2.A" table:number-columns-repeated="8"/>
        <table:table-row>
          <table:table-cell table:style-name="Table2.A1" office:value-type="string">
            <text:p text:style-name="P1">2<text:span text:style-name="T2">0</text:span></text:p>
          </table:table-cell>
          <table:table-cell table:style-name="Table2.A1" office:value-type="string">
            <text:p text:style-name="P1">2<text:span text:style-name="T2">1</text:span></text:p>
          </table:table-cell>
          <table:table-cell table:style-name="Table2.A1" office:value-type="string">
            <text:p text:style-name="P1">2<text:span text:style-name="T2">2</text:span></text:p>
          </table:table-cell>
          <table:table-cell table:style-name="Table2.A1" office:value-type="string">
            <text:p text:style-name="P1">2<text:span text:style-name="T2">3</text:span></text:p>
          </table:table-cell>
          <table:table-cell table:style-name="Table2.A1" office:value-type="string">
            <text:p text:style-name="P1">2<text:span text:style-name="T2">4</text:span></text:p>
          </table:table-cell>
          <table:table-cell table:style-name="Table2.A1" office:value-type="string">
            <text:p text:style-name="P1">2<text:span text:style-name="T2">5</text:span></text:p>
          </table:table-cell>
          <table:table-cell table:style-name="Table2.A1" office:value-type="string">
            <text:p text:style-name="P1">2<text:span text:style-name="T2">6</text:span></text:p>
          </table:table-cell>
          <table:table-cell table:style-name="Table2.H1" office:value-type="string">
            <text:p text:style-name="P1">2<text:span text:style-name="T2">7</text:span></text:p>
          </table:table-cell>
        </table:table-row>
        <table:table-row>
          <table:table-cell table:style-name="Table2.A2" office:value-type="string">
            <text:p text:style-name="P2">1</text:p>
          </table:table-cell>
          <table:table-cell table:style-name="Table2.A2" office:value-type="string">
            <text:p text:style-name="P2">1</text:p>
          </table:table-cell>
          <table:table-cell table:style-name="Table2.A2" office:value-type="string">
            <text:p text:style-name="P2">0</text:p>
          </table:table-cell>
          <table:table-cell table:style-name="Table2.A2" office:value-type="string">
            <text:p text:style-name="P2">0</text:p>
          </table:table-cell>
          <table:table-cell table:style-name="Table2.A2" office:value-type="string">
            <text:p text:style-name="P2">0</text:p>
          </table:table-cell>
          <table:table-cell table:style-name="Table2.A2" office:value-type="string">
            <text:p text:style-name="P2">1</text:p>
          </table:table-cell>
          <table:table-cell table:style-name="Table2.A2" office:value-type="string">
            <text:p text:style-name="P2">1</text:p>
          </table:table-cell>
          <table:table-cell table:style-name="Table2.H2" office:value-type="string">
            <text:p text:style-name="P2">0</text:p>
          </table:table-cell>
        </table:table-row>
      </table:table>
      <text:p text:style-name="P3"/>
      <text:p text:style-name="P4"><text:line-break/>Lets add up all those values to confirm that our expression is valid:</text:p>
      <text:p text:style-name="P3"><draw:frame text:anchor-type="paragraph" draw:z-index="0" draw:name="Shape1" draw:style-name="gr1" draw:text-style-name="P6" svg:width="0.8622in" svg:height="0.8335in" svg:x="0.0382in" svg:y="-0.048in"><draw:text-box><text:p><text:span text:style-name="T14">2</text:span><text:span text:style-name="T15">0 </text:span><text:span text:style-name="T14">x 1 = 1</text:span><text:span text:style-name="T14"><text:line-break/></text:span><text:span text:style-name="T14">2</text:span><text:span text:style-name="T15">1 </text:span><text:span text:style-name="T14">x 0 = 0</text:span><text:span text:style-name="T14"><text:line-break/></text:span><text:span text:style-name="T14">2</text:span><text:span text:style-name="T15">2 </text:span><text:span text:style-name="T14">x 1 = 2</text:span><text:span text:style-name="T14"><text:line-break/></text:span><text:span text:style-name="T14">2</text:span><text:span text:style-name="T15">3 </text:span><text:span text:style-name="T14">x 0 = 0</text:span></text:p></draw:text-box></draw:frame><draw:frame text:anchor-type="paragraph" draw:z-index="1" draw:name="Shape2" draw:style-name="gr2" draw:text-style-name="P7" svg:width="1.6004in" svg:height="1.2315in" svg:x="0.9661in" svg:y="-0.0382in"><draw:text-box><text:p><text:span text:style-name="T16">2</text:span><text:span text:style-name="T17">4 </text:span><text:span text:style-name="T16">x 0 = 16</text:span><text:span text:style-name="T16"><text:line-break/></text:span><text:span text:style-name="T16">2</text:span><text:span text:style-name="T17">5 </text:span><text:span text:style-name="T16">x 1 = 0</text:span><text:span text:style-name="T16"><text:line-break/></text:span><text:span text:style-name="T16">2</text:span><text:span text:style-name="T17">6 </text:span><text:span text:style-name="T16">x 1 = 64</text:span><text:span text:style-name="T16"><text:line-break/></text:span><text:span text:style-name="T16">2</text:span><text:span text:style-name="T17">7 </text:span><text:span text:style-name="T16">x 0 = 0</text:span></text:p></draw:text-box></draw:frame></text:p>
      <text:p text:style-name="P3"/>
      <text:p text:style-name="P3"/>
      <text:p text:style-name="Text_20_body"><text:span text:style-name="T1">64+16+2+1 = 83</text:span></text:p>
      <text:p text:style-name="P3">One result of this is that every integer from 0 to infinity can be expressed as a sum of powers of 2. <text:s text:c="2"/>Feel the power? Now, the power is yours!</text:p>
      <text:p text:style-name="P5">Data Types</text:p>
      <text:p text:style-name="Text_20_body">Now that we have some understanding of how we numbers are represented in binary, lets look at some of the data types we use on the Arduino, and how it allocates storage for the numbers in memory.<text:line-break/><text:line-break/><text:span text:style-name="T11">boolean</text:span> (1 byte) – This data type can only be either true or false. Strictly speaking, we really only need a single bit to be able to express these two possible states. However, since most memory is allocated in bytes, we use a whole byte to store this data type.<text:line-break/> <text:line-break/><text:span text:style-name="T11">int</text:span> (2 byte) – This data type represents an integer number. Since we are using 16-bits (2 bytes) to store this number, we get a total of 2<text:span text:style-name="T4">16</text:span> (<text:span text:style-name="T10">65,536) possible numbers. We let these numbers range from -32,768 to 32,767. </text:span></text:p>
      <text:p text:style-name="Text_20_body"><text:span text:style-name="T11">unsigned int</text:span><text:span text:style-name="T1"> (2 byte) – This data type represents an integer number. Since we are using 16-bits (2 bytes) to store this number, we get a total of 2</text:span><text:span text:style-name="T3">16</text:span><text:span text:style-name="T1"> (</text:span><text:span text:style-name="T10">65,536) possible numbers. This time, we only use positive numbers and let them range from 0 to 65,535.</text:span></text:p>
      <text:p text:style-name="Text_20_body"><text:span text:style-name="T11">long</text:span><text:span text:style-name="T1"> (4 byte) – This is a data type that represents an integer number. We are using 32-bits (4 bytes) to store this number, so we get a total of 2</text:span><text:span text:style-name="T3">32 <text:s/></text:span><text:span text:style-name="T13">(</text:span><text:span text:style-name="T7">4,294,967,296). </text:span><text:span text:style-name="T8">We let these numbers range from from -2,147,483,648 to 2,147,483,647. </text:span></text:p>
      <text:p text:style-name="Text_20_body"><text:span text:style-name="T9">float</text:span><text:span text:style-name="T8"> (4 byte) – This is a data type that represents a number with a decimal place (called a floating point number). The float type allows about 6-7 digits of decimal precision depending on much precision is used for the part of the number to the left of the decimal. </text:span></text:p>
      <text:p text:style-name="Text_20_body"><text:span text:style-name="T11">char</text:span><text:span text:style-name="T12"> </text:span><text:span text:style-name="T1">(</text:span><text:span text:style-name="T10">1 byte</text:span><text:span text:style-name="T1">) – This data type is used to represent a single character. Of course, we only store numbers in bytes, so we use a system called ASCII (American Standard Code for Information Interchange) to map those values to letters. For instance, the character ‘A’ happens to correspond with the value 65. Casting a variable as a char is what tells the Arduino to use the ASCII translation instead of leaving it as a numb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0:32:06.129000000</meta:creation-date>
    <dc:date>2019-04-14T13:30:45.650986209</dc:date>
    <meta:editing-duration>PT23M35S</meta:editing-duration>
    <meta:editing-cycles>3</meta:editing-cycles>
    <meta:generator>LibreOffice/6.0.7.3$Linux_X86_64 LibreOffice_project/00m0$Build-3</meta:generator>
    <meta:document-statistic meta:table-count="2" meta:image-count="0" meta:object-count="0" meta:page-count="2" meta:paragraph-count="38" meta:word-count="749" meta:character-count="3899" meta:non-whitespace-character-count="3162"/>
  </office:meta>
</office:document-meta>
</file>